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P2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3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4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5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6" style:parent-style-name="Standard" style:family="paragraph"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7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8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9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0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1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2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3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4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5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6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7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8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9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0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1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2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3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4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5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6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7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8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9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30" style:parent-style-name="Standard" style:family="paragraph">
      <style:text-properties fo:font-size="12pt" style:font-size-asian="12pt" style:font-size-complex="12pt" fo:language="de" fo:country="DE"/>
    </style:style>
    <style:style style:name="P3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3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33" style:parent-style-name="Standard" style:family="paragraph">
      <style:text-properties fo:font-size="12pt" style:font-size-asian="12pt" style:font-size-complex="12pt" fo:language="de" fo:country="DE"/>
    </style:style>
    <style:style style:name="P3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35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36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37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38" style:parent-style-name="Standard" style:family="paragraph">
      <style:text-properties fo:font-size="12pt" style:font-size-asian="12pt" style:font-size-complex="12pt" fo:language="de" fo:country="DE"/>
    </style:style>
    <style:style style:name="P39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40" style:parent-style-name="Standard" style:family="paragraph">
      <style:text-properties fo:font-size="12pt" style:font-size-asian="12pt" style:font-size-complex="12pt" fo:language="de" fo:country="DE"/>
    </style:style>
    <style:style style:name="P41" style:parent-style-name="Standard" style:family="paragraph">
      <style:text-properties fo:font-size="12pt" style:font-size-asian="12pt" style:font-size-complex="12pt" fo:language="de" fo:country="DE"/>
    </style:style>
    <style:style style:name="P42" style:parent-style-name="Standard" style:family="paragraph">
      <style:text-properties fo:font-size="12pt" style:font-size-asian="12pt" style:font-size-complex="12pt" fo:language="de" fo:country="DE"/>
    </style:style>
    <style:style style:name="P43" style:parent-style-name="Standard" style:family="paragraph">
      <style:text-properties fo:font-size="12pt" style:font-size-asian="12pt" style:font-size-complex="12pt" fo:language="de" fo:country="DE"/>
    </style:style>
    <style:style style:name="P44" style:parent-style-name="Standard" style:family="paragraph">
      <style:text-properties fo:font-size="12pt" style:font-size-asian="12pt" style:font-size-complex="12pt" fo:language="de" fo:country="DE"/>
    </style:style>
    <style:style style:name="P45" style:parent-style-name="Standard" style:family="paragraph">
      <style:text-properties fo:font-size="12pt" style:font-size-asian="12pt" style:font-size-complex="12pt" fo:language="de" fo:country="DE"/>
    </style:style>
    <style:style style:name="P46" style:parent-style-name="Standard" style:family="paragraph">
      <style:text-properties fo:font-size="12pt" style:font-size-asian="12pt" style:font-size-complex="12pt" fo:language="de" fo:country="DE"/>
    </style:style>
    <style:style style:name="P47" style:parent-style-name="Standard" style:family="paragraph">
      <style:text-properties fo:font-size="12pt" style:font-size-asian="12pt" style:font-size-complex="12pt" fo:language="de" fo:country="DE"/>
    </style:style>
    <style:style style:name="T48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49" style:parent-style-name="Standard" style:family="paragraph">
      <style:text-properties fo:font-size="12pt" style:font-size-asian="12pt" style:font-size-complex="12pt" fo:language="de" fo:country="DE"/>
    </style:style>
    <style:style style:name="P50" style:parent-style-name="Standard" style:family="paragraph">
      <style:text-properties fo:font-size="12pt" style:font-size-asian="12pt" style:font-size-complex="12pt" fo:language="de" fo:country="DE"/>
    </style:style>
    <style:style style:name="P51" style:parent-style-name="Standard" style:family="paragraph">
      <style:text-properties fo:font-size="12pt" style:font-size-asian="12pt" style:font-size-complex="12pt" fo:language="de" fo:country="DE"/>
    </style:style>
    <style:style style:name="T52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53" style:parent-style-name="Standard" style:family="paragraph">
      <style:text-properties fo:font-size="12pt" style:font-size-asian="12pt" style:font-size-complex="12pt" fo:language="de" fo:country="DE"/>
    </style:style>
    <style:style style:name="P54" style:parent-style-name="Standard" style:family="paragraph">
      <style:text-properties fo:font-size="12pt" style:font-size-asian="12pt" style:font-size-complex="12pt" fo:language="de" fo:country="DE"/>
    </style:style>
    <style:style style:name="P55" style:parent-style-name="Standard" style:family="paragraph">
      <style:text-properties fo:font-size="12pt" style:font-size-asian="12pt" style:font-size-complex="12pt" fo:language="de" fo:country="DE"/>
    </style:style>
    <style:style style:name="P56" style:parent-style-name="Standard" style:family="paragraph">
      <style:text-properties fo:font-size="12pt" style:font-size-asian="12pt" style:font-size-complex="12pt" fo:language="de" fo:country="DE"/>
    </style:style>
    <style:style style:name="P57" style:parent-style-name="Standard" style:family="paragraph">
      <style:text-properties fo:font-size="12pt" style:font-size-asian="12pt" style:font-size-complex="12pt" fo:language="de" fo:country="DE"/>
    </style:style>
    <style:style style:name="P58" style:parent-style-name="Standard" style:family="paragraph">
      <style:text-properties fo:font-size="12pt" style:font-size-asian="12pt" style:font-size-complex="12pt" fo:language="de" fo:country="DE"/>
    </style:style>
    <style:style style:name="P59" style:parent-style-name="Standard" style:family="paragraph">
      <style:text-properties fo:font-size="12pt" style:font-size-asian="12pt" style:font-size-complex="12pt" fo:language="de" fo:country="DE"/>
    </style:style>
    <style:style style:name="P60" style:parent-style-name="Standard" style:family="paragraph">
      <style:text-properties fo:font-size="12pt" style:font-size-asian="12pt" style:font-size-complex="12pt" fo:language="de" fo:country="DE"/>
    </style:style>
    <style:style style:name="P61" style:parent-style-name="Standard" style:family="paragraph">
      <style:text-properties fo:font-size="12pt" style:font-size-asian="12pt" style:font-size-complex="12pt" fo:language="de" fo:country="DE"/>
    </style:style>
    <style:style style:name="P62" style:parent-style-name="Standard" style:family="paragraph">
      <style:text-properties fo:font-size="12pt" style:font-size-asian="12pt" style:font-size-complex="12pt" fo:language="de" fo:country="DE"/>
    </style:style>
    <style:style style:name="P63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64" style:parent-style-name="Standard" style:family="paragraph">
      <style:text-properties fo:font-size="12pt" style:font-size-asian="12pt" style:font-size-complex="12pt" fo:language="de" fo:country="DE"/>
    </style:style>
    <style:style style:name="P65" style:parent-style-name="Standard" style:family="paragraph">
      <style:text-properties fo:font-size="12pt" style:font-size-asian="12pt" style:font-size-complex="12pt" fo:language="de" fo:country="DE"/>
    </style:style>
    <style:style style:name="P66" style:parent-style-name="Standard" style:family="paragraph">
      <style:text-properties fo:font-size="12pt" style:font-size-asian="12pt" style:font-size-complex="12pt" fo:language="de" fo:country="DE"/>
    </style:style>
    <style:style style:name="P67" style:parent-style-name="Standard" style:family="paragraph">
      <style:text-properties fo:font-size="12pt" style:font-size-asian="12pt" style:font-size-complex="12pt" fo:language="de" fo:country="DE"/>
    </style:style>
    <style:style style:name="P68" style:parent-style-name="Standard" style:family="paragraph">
      <style:text-properties fo:font-size="12pt" style:font-size-asian="12pt" style:font-size-complex="12pt" fo:language="de" fo:country="DE"/>
    </style:style>
    <style:style style:name="P69" style:parent-style-name="Standard" style:family="paragraph">
      <style:text-properties fo:font-size="12pt" style:font-size-asian="12pt" style:font-size-complex="12pt" fo:language="de" fo:country="DE"/>
    </style:style>
    <style:style style:name="P70" style:parent-style-name="Standard" style:family="paragraph">
      <style:text-properties fo:font-size="12pt" style:font-size-asian="12pt" style:font-size-complex="12pt" fo:language="de" fo:country="DE"/>
    </style:style>
    <style:style style:name="P71" style:parent-style-name="Standard" style:family="paragraph">
      <style:text-properties fo:font-size="12pt" style:font-size-asian="12pt" style:font-size-complex="12pt" fo:language="de" fo:country="DE"/>
    </style:style>
    <style:style style:name="P72" style:parent-style-name="Standard" style:family="paragraph">
      <style:text-properties fo:font-size="12pt" style:font-size-asian="12pt" style:font-size-complex="12pt" fo:language="de" fo:country="DE"/>
    </style:style>
    <style:style style:name="P73" style:parent-style-name="Standard" style:family="paragraph">
      <style:text-properties fo:font-size="12pt" style:font-size-asian="12pt" style:font-size-complex="12pt" fo:language="de" fo:country="DE"/>
    </style:style>
    <style:style style:name="P74" style:parent-style-name="Standard" style:family="paragraph">
      <style:text-properties fo:font-size="12pt" style:font-size-asian="12pt" style:font-size-complex="12pt" fo:language="de" fo:country="DE"/>
    </style:style>
    <style:style style:name="P75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76" style:parent-style-name="Standard" style:family="paragraph">
      <style:text-properties fo:font-size="12pt" style:font-size-asian="12pt" style:font-size-complex="12pt" fo:language="de" fo:country="DE"/>
    </style:style>
    <style:style style:name="P77" style:parent-style-name="Standard" style:family="paragraph">
      <style:text-properties fo:font-size="12pt" style:font-size-asian="12pt" style:font-size-complex="12pt" fo:language="de" fo:country="DE"/>
    </style:style>
    <style:style style:name="P78" style:parent-style-name="Standard" style:family="paragraph">
      <style:text-properties fo:font-size="12pt" style:font-size-asian="12pt" style:font-size-complex="12pt" fo:language="de" fo:country="DE"/>
    </style:style>
    <style:style style:name="P79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80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8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8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83" style:parent-style-name="Standard" style:family="paragraph">
      <style:text-properties fo:font-size="12pt" style:font-size-asian="12pt" style:font-size-complex="12pt" fo:language="de" fo:country="DE"/>
    </style:style>
    <style:style style:name="P84" style:parent-style-name="Standard" style:family="paragraph">
      <style:text-properties fo:font-size="12pt" style:font-size-asian="12pt" style:font-size-complex="12pt" fo:language="de" fo:country="DE"/>
    </style:style>
    <style:style style:name="P85" style:parent-style-name="Standard" style:family="paragraph">
      <style:text-properties fo:font-size="12pt" style:font-size-asian="12pt" style:font-size-complex="12pt" fo:language="de" fo:country="DE"/>
    </style:style>
    <style:style style:name="P86" style:parent-style-name="Standard" style:family="paragraph">
      <style:text-properties fo:font-size="12pt" style:font-size-asian="12pt" style:font-size-complex="12pt" fo:language="de" fo:country="DE"/>
    </style:style>
    <style:style style:name="P87" style:parent-style-name="Standard" style:family="paragraph">
      <style:text-properties fo:font-size="12pt" style:font-size-asian="12pt" style:font-size-complex="12pt" fo:language="de" fo:country="DE"/>
    </style:style>
    <style:style style:name="P88" style:parent-style-name="Standard" style:family="paragraph">
      <style:text-properties fo:font-size="12pt" style:font-size-asian="12pt" style:font-size-complex="12pt" fo:language="de" fo:country="DE"/>
    </style:style>
    <style:style style:name="P89" style:parent-style-name="Standard" style:family="paragraph">
      <style:text-properties fo:font-size="12pt" style:font-size-asian="12pt" style:font-size-complex="12pt" fo:language="de" fo:country="DE"/>
    </style:style>
    <style:style style:name="P90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91" style:parent-style-name="Standard" style:family="paragraph">
      <style:text-properties fo:font-size="12pt" style:font-size-asian="12pt" style:font-size-complex="12pt" fo:language="en" fo:country="GB"/>
    </style:style>
    <style:style style:name="P92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93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94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95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96" style:parent-style-name="Standard" style:family="paragraph">
      <style:text-properties fo:font-size="12pt" style:font-size-asian="12pt" style:font-size-complex="12pt" fo:language="de" fo:country="DE"/>
    </style:style>
    <style:style style:name="P97" style:parent-style-name="Standard" style:family="paragraph">
      <style:text-properties fo:font-size="12pt" style:font-size-asian="12pt" style:font-size-complex="12pt" fo:language="de" fo:country="DE"/>
    </style:style>
    <style:style style:name="P9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99" style:parent-style-name="Standard" style:family="paragraph">
      <style:text-properties fo:font-size="12pt" style:font-size-asian="12pt" style:font-size-complex="12pt" fo:language="de" fo:country="DE"/>
    </style:style>
    <style:style style:name="P100" style:parent-style-name="Standard" style:family="paragraph">
      <style:text-properties fo:font-size="12pt" style:font-size-asian="12pt" style:font-size-complex="12pt" fo:language="de" fo:country="DE"/>
    </style:style>
    <style:style style:name="P10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0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03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0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05" style:parent-style-name="Standard" style:family="paragraph">
      <style:text-properties fo:font-size="12pt" style:font-size-asian="12pt" style:font-size-complex="12pt" fo:language="de" fo:country="DE"/>
    </style:style>
    <style:style style:name="P106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07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08" style:parent-style-name="Standard" style:family="paragraph">
      <style:text-properties fo:font-size="12pt" style:font-size-asian="12pt" style:font-size-complex="12pt" fo:language="de" fo:country="DE"/>
    </style:style>
    <style:style style:name="P109" style:parent-style-name="Standard" style:family="paragraph">
      <style:text-properties fo:font-size="12pt" style:font-size-asian="12pt" style:font-size-complex="12pt" fo:language="de" fo:country="DE"/>
    </style:style>
    <style:style style:name="P110" style:parent-style-name="Standard" style:family="paragraph">
      <style:text-properties fo:font-size="12pt" style:font-size-asian="12pt" style:font-size-complex="12pt" fo:language="de" fo:country="DE"/>
    </style:style>
    <style:style style:name="P111" style:parent-style-name="Standard" style:family="paragraph">
      <style:text-properties fo:font-size="12pt" style:font-size-asian="12pt" style:font-size-complex="12pt" fo:language="de" fo:country="DE"/>
    </style:style>
    <style:style style:name="P112" style:parent-style-name="Standard" style:family="paragraph">
      <style:text-properties fo:font-size="12pt" style:font-size-asian="12pt" style:font-size-complex="12pt" fo:language="de" fo:country="DE"/>
    </style:style>
    <style:style style:name="P113" style:parent-style-name="Standard" style:family="paragraph">
      <style:text-properties fo:font-size="12pt" style:font-size-asian="12pt" style:font-size-complex="12pt" fo:language="de" fo:country="DE"/>
    </style:style>
    <style:style style:name="P114" style:parent-style-name="Standard" style:family="paragraph">
      <style:text-properties fo:font-size="12pt" style:font-size-asian="12pt" style:font-size-complex="12pt" fo:language="de" fo:country="DE"/>
    </style:style>
    <style:style style:name="P115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16" style:parent-style-name="Standard" style:family="paragraph">
      <style:text-properties fo:font-size="12pt" style:font-size-asian="12pt" style:font-size-complex="12pt" fo:language="de" fo:country="DE"/>
    </style:style>
    <style:style style:name="P117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1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19" style:parent-style-name="Standard" style:family="paragraph">
      <style:text-properties fo:font-size="12pt" style:font-size-asian="12pt" style:font-size-complex="12pt" fo:language="de" fo:country="DE"/>
    </style:style>
    <style:style style:name="P120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2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2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23" style:parent-style-name="Standard" style:family="paragraph">
      <style:text-properties fo:font-size="12pt" style:font-size-asian="12pt" style:font-size-complex="12pt" fo:language="de" fo:country="DE"/>
    </style:style>
    <style:style style:name="P12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25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26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27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2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2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30" style:parent-style-name="Standard" style:family="paragraph">
      <style:text-properties fo:font-size="12pt" style:font-size-asian="12pt" style:font-size-complex="12pt" fo:language="de" fo:country="DE"/>
    </style:style>
    <style:style style:name="P13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3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33" style:parent-style-name="Standard" style:family="paragraph">
      <style:text-properties fo:font-size="12pt" style:font-size-asian="12pt" style:font-size-complex="12pt" fo:language="de" fo:country="DE"/>
    </style:style>
    <style:style style:name="P13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35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36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37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3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3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40" style:parent-style-name="Standard" style:family="paragraph">
      <style:text-properties fo:font-size="12pt" style:font-size-asian="12pt" style:font-size-complex="12pt" fo:language="de" fo:country="DE"/>
    </style:style>
    <style:style style:name="P14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4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43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44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45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46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47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48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 fo:language="de" fo:country="DE"/>
    </style:style>
    <style:style style:name="P149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50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51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52" style:parent-style-name="Standard" style:family="paragraph">
      <style:text-properties fo:font-size="12pt" style:font-size-asian="12pt" style:font-size-complex="12pt" fo:language="de" fo:country="DE"/>
    </style:style>
    <style:style style:name="P153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54" style:parent-style-name="Standard" style:family="paragraph">
      <style:text-properties fo:font-size="12pt" style:font-size-asian="12pt" style:font-size-complex="12pt" fo:language="de" fo:country="DE"/>
    </style:style>
    <style:style style:name="P155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56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57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58" style:parent-style-name="Standard" style:family="paragraph">
      <style:text-properties fo:font-size="12pt" style:font-size-asian="12pt" style:font-size-complex="12pt" fo:language="de" fo:country="DE"/>
    </style:style>
    <style:style style:name="P15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60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61" style:parent-style-name="Standard" style:family="paragraph">
      <style:text-properties fo:font-size="12pt" style:font-size-asian="12pt" style:font-size-complex="12pt" fo:language="de" fo:country="DE"/>
    </style:style>
    <style:style style:name="P16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63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6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65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66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67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6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69" style:parent-style-name="Standard" style:family="paragraph">
      <style:text-properties fo:font-size="12pt" style:font-size-asian="12pt" style:font-size-complex="12pt" fo:language="de" fo:country="DE"/>
    </style:style>
    <style:style style:name="P170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71" style:parent-style-name="Standard" style:family="paragraph">
      <style:text-properties fo:font-size="12pt" style:font-size-asian="12pt" style:font-size-complex="12pt" fo:language="de" fo:country="DE"/>
    </style:style>
    <style:style style:name="P17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73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7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75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76" style:parent-style-name="Standard" style:family="paragraph">
      <style:text-properties fo:font-size="12pt" style:font-size-asian="12pt" style:font-size-complex="12pt" fo:language="de" fo:country="DE"/>
    </style:style>
    <style:style style:name="P177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78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7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80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81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82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83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84" style:parent-style-name="Standard" style:family="paragraph">
      <style:text-properties fo:font-size="12pt" style:font-size-asian="12pt" style:font-size-complex="12pt" fo:language="de" fo:country="DE"/>
    </style:style>
    <style:style style:name="P185" style:parent-style-name="Standard" style:family="paragraph">
      <style:text-properties fo:font-size="12pt" style:font-size-asian="12pt" style:font-size-complex="12pt" fo:language="de" fo:country="DE"/>
    </style:style>
    <style:style style:name="P186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187" style:parent-style-name="Standard" style:family="paragraph">
      <style:text-properties fo:font-size="12pt" style:font-size-asian="12pt" style:font-size-complex="12pt" fo:language="de" fo:country="DE"/>
    </style:style>
    <style:style style:name="P18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8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90" style:parent-style-name="Standard" style:family="paragraph">
      <style:text-properties fo:font-size="12pt" style:font-size-asian="12pt" style:font-size-complex="12pt" fo:language="de" fo:country="DE"/>
    </style:style>
    <style:style style:name="P19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9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93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94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95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196" style:parent-style-name="Standard" style:family="paragraph">
      <style:text-properties fo:font-size="12pt" style:font-size-asian="12pt" style:font-size-complex="12pt" fo:language="de" fo:country="DE"/>
    </style:style>
    <style:style style:name="P197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9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19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00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0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02" style:parent-style-name="Standard" style:family="paragraph">
      <style:text-properties fo:font-size="12pt" style:font-size-asian="12pt" style:font-size-complex="12pt" fo:language="de" fo:country="DE"/>
    </style:style>
    <style:style style:name="P203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0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05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06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07" style:parent-style-name="Standard" style:family="paragraph">
      <style:text-properties fo:font-size="12pt" style:font-size-asian="12pt" style:font-size-complex="12pt" fo:language="de" fo:country="DE"/>
    </style:style>
    <style:style style:name="P20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0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10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1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1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13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1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15" style:parent-style-name="Standard" style:family="paragraph">
      <style:text-properties fo:font-size="12pt" style:font-size-asian="12pt" style:font-size-complex="12pt" fo:language="de" fo:country="DE"/>
    </style:style>
    <style:style style:name="P216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17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1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1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20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21" style:parent-style-name="Standard" style:family="paragraph">
      <style:text-properties fo:font-size="12pt" style:font-size-asian="12pt" style:font-size-complex="12pt" fo:language="de" fo:country="DE"/>
    </style:style>
    <style:style style:name="P222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23" style:parent-style-name="Standard" style:family="paragraph">
      <style:text-properties fo:font-size="12pt" style:font-size-asian="12pt" style:font-size-complex="12pt" fo:language="de" fo:country="DE"/>
    </style:style>
    <style:style style:name="P22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25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26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27" style:parent-style-name="Standard" style:family="paragraph">
      <style:text-properties fo:font-size="12pt" style:font-size-asian="12pt" style:font-size-complex="12pt" fo:language="de" fo:country="DE"/>
    </style:style>
    <style:style style:name="P228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229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230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231" style:parent-style-name="Standard" style:family="paragraph">
      <style:text-properties fo:font-size="12pt" style:font-size-asian="12pt" style:font-size-complex="12pt" fo:language="de" fo:country="DE"/>
    </style:style>
    <style:style style:name="P23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33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3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35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36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37" style:parent-style-name="Standard" style:family="paragraph">
      <style:text-properties fo:font-size="12pt" style:font-size-asian="12pt" style:font-size-complex="12pt" fo:language="de" fo:country="DE"/>
    </style:style>
    <style:style style:name="P23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3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40" style:parent-style-name="Standard" style:family="paragraph">
      <style:text-properties fo:font-size="12pt" style:font-size-asian="12pt" style:font-size-complex="12pt" fo:language="de" fo:country="DE"/>
    </style:style>
    <style:style style:name="P24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4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43" style:parent-style-name="Standard" style:family="paragraph">
      <style:text-properties fo:font-size="12pt" style:font-size-asian="12pt" style:font-size-complex="12pt" fo:language="de" fo:country="DE"/>
    </style:style>
    <style:style style:name="P24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45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246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247" style:parent-style-name="Standard" style:family="paragraph">
      <style:text-properties fo:font-size="12pt" style:font-size-asian="12pt" style:font-size-complex="12pt" fo:language="de" fo:country="DE"/>
    </style:style>
    <style:style style:name="P248" style:parent-style-name="Standard" style:family="paragraph">
      <style:text-properties fo:font-size="12pt" style:font-size-asian="12pt" style:font-size-complex="12pt" fo:language="de" fo:country="DE"/>
    </style:style>
    <style:style style:name="P249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250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251" style:parent-style-name="Standard" style:family="paragraph">
      <style:text-properties fo:font-size="12pt" style:font-size-asian="12pt" style:font-size-complex="12pt" fo:language="de" fo:country="DE"/>
    </style:style>
    <style:style style:name="P252" style:parent-style-name="Standard" style:family="paragraph">
      <style:text-properties fo:font-size="12pt" style:font-size-asian="12pt" style:font-size-complex="12pt" fo:language="de" fo:country="DE"/>
    </style:style>
    <style:style style:name="P253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54" style:parent-style-name="Standard" style:family="paragraph">
      <style:text-properties fo:font-size="12pt" style:font-size-asian="12pt" style:font-size-complex="12pt" fo:language="de" fo:country="DE"/>
    </style:style>
    <style:style style:name="P255" style:parent-style-name="Standard" style:family="paragraph">
      <style:text-properties fo:font-size="12pt" style:font-size-asian="12pt" style:font-size-complex="12pt" fo:language="de" fo:country="DE"/>
    </style:style>
    <style:style style:name="T256" style:parent-style-name="Absatz-Standardschriftart" style:family="text">
      <style:text-properties fo:font-size="12pt" style:font-size-asian="12pt" style:font-size-complex="12pt" fo:language="de" fo:country="DE"/>
    </style:style>
    <style:style style:name="T257" style:parent-style-name="Absatz-Standardschriftart" style:family="text">
      <style:text-properties fo:font-size="12pt" style:font-size-asian="12pt" style:font-size-complex="12pt" fo:language="de" fo:country="DE"/>
    </style:style>
    <style:style style:name="P258" style:parent-style-name="Standard" style:family="paragraph">
      <style:text-properties fo:font-size="12pt" style:font-size-asian="12pt" style:font-size-complex="12pt" fo:language="de" fo:country="DE"/>
    </style:style>
    <style:style style:name="P25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60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6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6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63" style:parent-style-name="Standard" style:family="paragraph">
      <style:text-properties fo:font-size="12pt" style:font-size-asian="12pt" style:font-size-complex="12pt" fo:language="de" fo:country="DE"/>
    </style:style>
    <style:style style:name="P26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65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66" style:parent-style-name="Standard" style:family="paragraph">
      <style:text-properties fo:font-size="12pt" style:font-size-asian="12pt" style:font-size-complex="12pt" fo:language="de" fo:country="DE"/>
    </style:style>
    <style:style style:name="P267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6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6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70" style:parent-style-name="Standard" style:family="paragraph">
      <style:text-properties fo:font-size="12pt" style:font-size-asian="12pt" style:font-size-complex="12pt" fo:language="de" fo:country="DE"/>
    </style:style>
    <style:style style:name="P27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7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73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74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75" style:parent-style-name="Standard" style:family="paragraph">
      <style:text-properties fo:font-size="12pt" style:font-size-asian="12pt" style:font-size-complex="12pt" fo:language="de" fo:country="DE"/>
    </style:style>
    <style:style style:name="P276" style:parent-style-name="Standard" style:family="paragraph">
      <style:text-properties fo:font-size="12pt" style:font-size-asian="12pt" style:font-size-complex="12pt" fo:language="de" fo:country="DE"/>
    </style:style>
    <style:style style:name="P277" style:parent-style-name="Standard" style:family="paragraph">
      <style:text-properties fo:font-size="12pt" style:font-size-asian="12pt" style:font-size-complex="12pt" fo:language="de" fo:country="DE"/>
    </style:style>
    <style:style style:name="P278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  <style:style style:name="P279" style:parent-style-name="Standard" style:family="paragraph">
      <style:text-properties fo:font-size="12pt" style:font-size-asian="12pt" style:font-size-complex="12pt" fo:language="de" fo:country="DE"/>
    </style:style>
    <style:style style:name="P280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8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8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83" style:parent-style-name="Standard" style:family="paragraph">
      <style:text-properties fo:font-size="12pt" style:font-size-asian="12pt" style:font-size-complex="12pt" fo:language="de" fo:country="DE"/>
    </style:style>
    <style:style style:name="P284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285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286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287" style:parent-style-name="Standard" style:family="paragraph">
      <style:paragraph-properties fo:text-indent="0.5in"/>
      <style:text-properties fo:font-size="12pt" style:font-size-asian="12pt" style:font-size-complex="12pt" fo:language="en" fo:country="GB"/>
    </style:style>
    <style:style style:name="P288" style:parent-style-name="Standard" style:family="paragraph">
      <style:text-properties fo:font-size="12pt" style:font-size-asian="12pt" style:font-size-complex="12pt" fo:language="de" fo:country="DE"/>
    </style:style>
    <style:style style:name="P28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90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9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92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93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94" style:parent-style-name="Standard" style:family="paragraph">
      <style:text-properties fo:font-size="12pt" style:font-size-asian="12pt" style:font-size-complex="12pt" fo:language="de" fo:country="DE"/>
    </style:style>
    <style:style style:name="P295" style:parent-style-name="Standard" style:family="paragraph">
      <style:text-properties fo:font-size="12pt" style:font-size-asian="12pt" style:font-size-complex="12pt" fo:language="de" fo:country="DE"/>
    </style:style>
    <style:style style:name="P296" style:parent-style-name="Standard" style:family="paragraph">
      <style:text-properties fo:font-size="12pt" style:font-size-asian="12pt" style:font-size-complex="12pt" fo:language="de" fo:country="DE"/>
    </style:style>
    <style:style style:name="P297" style:parent-style-name="Standard" style:family="paragraph">
      <style:text-properties fo:font-size="12pt" style:font-size-asian="12pt" style:font-size-complex="12pt" fo:language="de" fo:country="DE"/>
    </style:style>
    <style:style style:name="P298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299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300" style:parent-style-name="Standard" style:family="paragraph">
      <style:text-properties fo:font-size="12pt" style:font-size-asian="12pt" style:font-size-complex="12pt" fo:language="de" fo:country="DE"/>
    </style:style>
    <style:style style:name="P301" style:parent-style-name="Standard" style:family="paragraph">
      <style:paragraph-properties fo:text-indent="0.5in"/>
      <style:text-properties fo:font-size="12pt" style:font-size-asian="12pt" style:font-size-complex="12pt" fo:language="de" fo:country="DE"/>
    </style:style>
    <style:style style:name="P302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303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304" style:parent-style-name="Standard" style:family="paragraph">
      <style:paragraph-properties fo:margin-left="0.5in" fo:text-indent="0.5in">
        <style:tab-stops/>
      </style:paragraph-properties>
      <style:text-properties fo:font-size="12pt" style:font-size-asian="12pt" style:font-size-complex="12pt" fo:language="de" fo:country="DE"/>
    </style:style>
    <style:style style:name="P305" style:parent-style-name="Standard" style:family="paragraph">
      <style:text-properties fo:font-size="12pt" style:font-size-asian="12pt" style:font-size-complex="12pt" fo:language="de" fo:country="DE"/>
    </style:style>
    <style:style style:name="P306" style:parent-style-name="Standard" style:family="paragraph">
      <style:text-properties fo:font-size="12pt" style:font-size-asian="12pt" style:font-size-complex="12pt" fo:language="de" fo:country="DE"/>
    </style:style>
    <style:style style:name="P307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DE"/>
    </style:style>
  </office:automatic-styles>
  <office:body>
    <office:text text:use-soft-page-breaks="true">
      <text:p text:style-name="P1"><text:line-break/><text:line-break/><text:line-break/>Inhaltsverzeichnis der Studienarbeit von AY und ASF</text:p>
      <text:p text:style-name="P2">1.Grundlagen</text:p>
      <text:p text:style-name="P3">2. LED-Projekt</text:p>
      <text:p text:style-name="P4">3.Temperatursensor Projekt</text:p>
      <text:p text:style-name="P5">4. Servomotor Projekt</text:p>
      <text:p text:style-name="P6">5. LED-Display Projekt Mit Freenove Projects Kit for Raspberry Pi</text:p>
      <text:p text:style-name="P7">6. BME680 Buzzer LED Projekt</text:p>
      <text:p text:style-name="P8">7. Bewegungssensor Projekt mit Freenove Projects Kit for Raspberry Pi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P28">1.Grundlagen</text:p>
      <text:p text:style-name="P29">1.1 Raspberry Pi und Jupyter Notebook Grundlagen</text:p>
      <text:p text:style-name="P30">1.1.1 Jupyter Notebook</text:p>
      <text:p text:style-name="P31">1.1.1.1Funktionen von Jupyter Notebook</text:p>
      <text:p text:style-name="P32">1.1.1.2 Vorteile von Jupyter Notebook</text:p>
      <text:p text:style-name="P33">1.1.2 Raspberry Pi</text:p>
      <text:p text:style-name="P34">1.1.2.1 Was ist ein Raspberry Pi</text:p>
      <text:p text:style-name="P35">1.1.2.2 Spezifikationen des Raspberry Pi 5</text:p>
      <text:p text:style-name="P36">1.1.2.3 Vorteile des Raspberry Pi</text:p>
      <text:p text:style-name="P37">1.1.2.4 Einsatzmöglichkeiten des Rapsberry Pi</text:p>
      <text:p text:style-name="P38">1.1.3 Fazit</text:p>
      <text:p text:style-name="P39">1.2 Raspberry Pi Einrichtung</text:p>
      <text:p text:style-name="P40">1.2.1 Voraussetzungen</text:p>
      <text:p text:style-name="P41">1.2.2 Herunterladen des Raspberry Pi Imager</text:p>
      <text:p text:style-name="P42">1.2.3 SD-Karte vorbereiten</text:p>
      <text:p text:style-name="P43">1.2.4 SD-Karte in den Raspberry Pi einlegen</text:p>
      <text:p text:style-name="P44">1.2.5 Raspberry Pi starten und konfigurieren</text:p>
      <text:p text:style-name="P45">1.2.6 Zusätzliche Einstellungen</text:p>
      <text:p text:style-name="P46">1.2.7 Virtuelle Umgebung erstellen und aktivieren</text:p>
      <text:p text:style-name="P47">1.2.8 Abschließende Schritte</text:p>
      <text:p text:style-name="Standard"><text:span text:style-name="T48">1.3 Raspberry Pi Kommunikation</text:span></text:p>
      <text:p text:style-name="P49">1.3.1 Steuerung durch SSH-Verbindung</text:p>
      <text:p text:style-name="P50">1.3.2 Steuerung durch Netzwerkfreigabe</text:p>
      <text:p text:style-name="P51">1.3.3 Steuerung durch Kombination von SSH und Netzwerkfreigabe</text:p>
      <text:p text:style-name="Standard"><text:span text:style-name="T52">1.4 Raspberry Pi Access Point Setup</text:span></text:p>
      <text:p text:style-name="P53">1.4.1 Voraussetzungen</text:p>
      <text:p text:style-name="P54">1.4.2 Aktualisierung des Systems</text:p>
      <text:p text:style-name="P55">1.4.3 Installation der benötigten Software</text:p>
      <text:p text:style-name="P56">1.4.4 Konfiguration der statischen IP für WLAN</text:p>
      <text:soft-page-break/>
      <text:p text:style-name="P57">1.4.5 Konfiguration von dnsmasq</text:p>
      <text:p text:style-name="P58">1.4.6 Konfiguration von hostapd</text:p>
      <text:p text:style-name="P59">1.4.7 Aktivierung der Netzwerkweiterleitung</text:p>
      <text:p text:style-name="P60">1.4.8 Konfiguration von IP-Tables</text:p>
      <text:p text:style-name="P61">1.4.9 Dienste starten</text:p>
      <text:p text:style-name="P62">1.4.10 Testen von Access Point</text:p>
      <text:p text:style-name="P63">1.5 Installationen</text:p>
      <text:p text:style-name="P64">1.5.1 Installation von Python</text:p>
      <text:p text:style-name="P65"><text:tab/>1.5.1.1 Auf Windows</text:p>
      <text:p text:style-name="P66"><text:tab/>1.5.1.2 Auf Raspberry Pi OS</text:p>
      <text:p text:style-name="P67">1.5.2 Installation von PIP</text:p>
      <text:p text:style-name="P68">1.5.3 Installation von Jupyter Notebook</text:p>
      <text:p text:style-name="P69">1.5.4 Installation von zusätzlichen Bibliotheken</text:p>
      <text:p text:style-name="P70"><text:tab/>1.5.4.1 Installation von Matplotlib</text:p>
      <text:p text:style-name="P71"><text:tab/>1.5.4.2 Installation von RPi.GPIO</text:p>
      <text:p text:style-name="P72"><text:tab/>1.5.4.3 Installation von gpiozero</text:p>
      <text:p text:style-name="P73">1.5.6 Verifizierung</text:p>
      <text:p text:style-name="P74">1.5.7 Zusammenfassung</text:p>
      <text:p text:style-name="P75">1.6 Einführung in Matplotlib</text:p>
      <text:p text:style-name="P76">1.6.1 Was ist Matplotlib</text:p>
      <text:p text:style-name="P77">1.6.2 Vorteile von Matplotlib</text:p>
      <text:p text:style-name="P78">1.6.3 Installation und erste Schritte mit Matplotlib</text:p>
      <text:p text:style-name="P79">1.6.3.1 Installation in Jupyter Notebook</text:p>
      <text:p text:style-name="P80">1.6.3.2 Installation in Python</text:p>
      <text:p text:style-name="P81">1.6.3.3 erster Schritt in Matplotlib</text:p>
      <text:p text:style-name="P82">1.6.3.4 Erklärung des Codes</text:p>
      <text:p text:style-name="P83">1.6.4 Funktionen von Matplolib</text:p>
      <text:p text:style-name="P84">1.6.6 Arten von Plots in Matplotlib und deren Beispiele</text:p>
      <text:p text:style-name="P85"><text:tab/>1.6.6.1 Beispiel zum Balkendiagramm</text:p>
      <text:soft-page-break/>
      <text:p text:style-name="P86"><text:tab/>1.6.6.2 Beispiel zum Streudiagramm<text:line-break/><text:tab/>1.6.6.3 Beispiel zum Histodiagramm</text:p>
      <text:p text:style-name="P87">1.6.7 Vergleich zu anderen Bibliotheken</text:p>
      <text:p text:style-name="P88">1.6.8 Probleme und deren Lösungen</text:p>
      <text:p text:style-name="P89">1.6.9 Zusammenfassung</text:p>
      <text:p text:style-name="P90">1.7 Einführung in Freenove Projects Kit for Raspberry Pi</text:p>
      <text:p text:style-name="P91">1.7.1 Einführung</text:p>
      <text:p text:style-name="P92">1.7.1.1 Freenove</text:p>
      <text:p text:style-name="P93">1.7.1.2 Zweck von Freenove</text:p>
      <text:p text:style-name="P94">1.7.1.3 Freenove Kit for Raspberry Pi Projects</text:p>
      <text:p text:style-name="P95">1.7.1.4 Wichtige Eigenschaften des Kits</text:p>
      <text:p text:style-name="P96">1.7.2 Lernmaterialien und Support</text:p>
      <text:p text:style-name="P97">1.7.3 Projects Board for Raspberry Pi</text:p>
      <text:p text:style-name="P98">1.7.3.1 Wichtige Komponenten und deren Funktionen</text:p>
      <text:p text:style-name="P99"><text:tab/>1.7.3.2 Board mit allen Komponenten</text:p>
      <text:p text:style-name="P100">1.7.4 Aufbau</text:p>
      <text:p text:style-name="P101">1.7.4.1 Installation von Brass Standoffs</text:p>
      <text:p text:style-name="P102">1.7.4.2 Montierung von Raspberry Pi</text:p>
      <text:p text:style-name="P103">1.7.4.3 Anbringen von Acryteil</text:p>
      <text:p text:style-name="P104">1.7.4.3 Fertiges Produkt</text:p>
      <text:p text:style-name="P105">1.7.5 Anleitung zum Herunterladen des Projetcodes</text:p>
      <text:p text:style-name="P106">1.7.5.1 Offiziele Quellen</text:p>
      <text:p text:style-name="P107">1.7.5.2 Schritte zum Herunterladen des Codes</text:p>
      <text:p text:style-name="P108">1.7.6 Ausführung der Projekte</text:p>
      <text:p text:style-name="P109">1.7.7 Fazit</text:p>
      <text:p text:style-name="P110"/>
      <text:p text:style-name="P111"/>
      <text:p text:style-name="P112"/>
      <text:p text:style-name="P113"/>
      <text:p text:style-name="P114"/>
      <text:soft-page-break/>
      <text:p text:style-name="P115">2.LED Projekt</text:p>
      <text:p text:style-name="P116">2.1 Einführung</text:p>
      <text:p text:style-name="P117">2.1.1 Projektziel</text:p>
      <text:p text:style-name="P118">2.1.2 Relevanz</text:p>
      <text:p text:style-name="P119">2.2 Grundlage und Theorie</text:p>
      <text:p text:style-name="P120">2.2.1 Elektrische Grundlagen</text:p>
      <text:p text:style-name="P121">2.2.2 Schaltkriese</text:p>
      <text:p text:style-name="P122">2.2.3 Widerstände</text:p>
      <text:p text:style-name="P123">2.3 Materialien und Werkzeuge</text:p>
      <text:p text:style-name="P124">2.3.1 Software</text:p>
      <text:p text:style-name="P125">2.3.2 Hardware</text:p>
      <text:p text:style-name="P126">2.3.3 Sensor/(Aktor)en, inkl. Datenblätter</text:p>
      <text:p text:style-name="P127">2.3.4 Berechnung des Vorwiderstands</text:p>
      <text:p text:style-name="P128">2.3.5 Übung</text:p>
      <text:p text:style-name="P129">2.3.6 Pin-Beschaltung</text:p>
      <text:p text:style-name="P130">2.4 Schaltungsdesign</text:p>
      <text:p text:style-name="P131">2.4.1 Schaltplan1<text:s/></text:p>
      <text:p text:style-name="P132">2.4.2 Schaltplan 2 LEDs</text:p>
      <text:p text:style-name="P133">2.5 Implementierung</text:p>
      <text:p text:style-name="P134">2.5.1 Hardware-Aufbau</text:p>
      <text:p text:style-name="P135">2.5.2 Software-Setup</text:p>
      <text:p text:style-name="P136">2.5.3 Installation von RPi.GPIO</text:p>
      <text:p text:style-name="P137">2.5.4 Code zum LED-Blinken</text:p>
      <text:p text:style-name="P138">2.5.6 Darstellung in Matplotlib</text:p>
      <text:p text:style-name="P139">2.5.7 Übung</text:p>
      <text:p text:style-name="P140">2.6 Exprimente und Ergebnisse</text:p>
      <text:p text:style-name="P141">2.6.1 Versuchsaufbau</text:p>
      <text:p text:style-name="P142">2.6.2 LED-Beispiel 1</text:p>
      <text:p text:style-name="P143">2.6.2.1 Installation von Bibliotheken</text:p>
      <text:soft-page-break/>
      <text:p text:style-name="P144">2.6.2.2 Abhilfe</text:p>
      <text:p text:style-name="P145">2.6.2.2 Übung</text:p>
      <text:p text:style-name="P146">2.6.3 LED-Beispiel 2</text:p>
      <text:p text:style-name="P147">2.6.3.1 Installation von RPi.GPIO</text:p>
      <text:p text:style-name="P148">2.6.4 LED-Beispiel 3</text:p>
      <text:p text:style-name="P149">2.6.4.1 Die Schaltung</text:p>
      <text:p text:style-name="P150">2.6.4.2 Installation der Bibliotheken</text:p>
      <text:p text:style-name="P151">2.6.4.3 Übung</text:p>
      <text:p text:style-name="P152">2.7 zusätzlich</text:p>
      <text:p text:style-name="P153">3.Temperatursensor Projekt</text:p>
      <text:p text:style-name="P154">3.1 Einführung</text:p>
      <text:p text:style-name="P155">3.1.1 Projektziel</text:p>
      <text:p text:style-name="P156">3.1.2 Hintergrund</text:p>
      <text:p text:style-name="P157">3.1.3 Relevanz</text:p>
      <text:p text:style-name="P158">3.2 Grundlagen und Theorie</text:p>
      <text:p text:style-name="P159">3.2.1 Was ist MEMS-Technologie ?</text:p>
      <text:p text:style-name="P160">3.2.2 Was ist SPI und I2C Schnittstellen ?</text:p>
      <text:p text:style-name="P161">3.3 Materialien und Werkzeuge</text:p>
      <text:p text:style-name="P162">3.3.1 Software</text:p>
      <text:p text:style-name="P163">3.3.2 Hardware</text:p>
      <text:p text:style-name="P164">3.3.3 Sensoren/Aktoren inkl. Datenblätter</text:p>
      <text:p text:style-name="P165">3.3.4 Aufgabe</text:p>
      <text:p text:style-name="P166">3.3.5 Übung</text:p>
      <text:p text:style-name="P167">3.3.6 Pin-Beschaltung</text:p>
      <text:p text:style-name="P168">3.3.7 Zusätzliche Berechnungen</text:p>
      <text:p text:style-name="P169">3.4 Schaltungsdesign</text:p>
      <text:p text:style-name="P170">3.4.1 Schaltplan</text:p>
      <text:p text:style-name="P171">3.5 Implementierung</text:p>
      <text:p text:style-name="P172">3.5.1 Hardware-Aufbau</text:p>
      <text:soft-page-break/>
      <text:p text:style-name="P173">3.5.2 Software-Setup</text:p>
      <text:p text:style-name="P174">3.5.3 Code</text:p>
      <text:p text:style-name="P175">3.5.3.1 Installation von Bibliotheken</text:p>
      <text:p text:style-name="P176">3.6 Experimente und Ergebnisse</text:p>
      <text:p text:style-name="P177">3.6.1 Darstellung in Matplotlib und Berechnung des Mittelwertes<text:s/></text:p>
      <text:p text:style-name="P178">3.6.1.1 Code</text:p>
      <text:p text:style-name="P179">3.6.2 Übung</text:p>
      <text:p text:style-name="P180">3.6.3 Experiment</text:p>
      <text:p text:style-name="P181">3.6.3.1 Installation der Bibliotheken</text:p>
      <text:p text:style-name="P182">3.6.3.1 Code zum Testen</text:p>
      <text:p text:style-name="P183">3.6.3.1 Darstellung in Matplotlib</text:p>
      <text:p text:style-name="P184"><text:tab/>3.6.4 Übung</text:p>
      <text:p text:style-name="P185">3.7 Diskussion und Fazit</text:p>
      <text:p text:style-name="P186">4.Servomotor Projekt</text:p>
      <text:p text:style-name="P187">4.1 Einführung</text:p>
      <text:p text:style-name="P188">4.1.1 Projektziel</text:p>
      <text:p text:style-name="P189">4.1.2 Relevanz</text:p>
      <text:p text:style-name="P190">4.2 Grundlagen und Theorie</text:p>
      <text:p text:style-name="P191">4.2.1 Servemotoren</text:p>
      <text:p text:style-name="P192">4.2.2 PWM-Signale</text:p>
      <text:p text:style-name="P193">4.2.3 Arten von PWM</text:p>
      <text:p text:style-name="P194">4.2.3.1 Hardware-PWM</text:p>
      <text:p text:style-name="P195">4.2.3.2 Software-PWM</text:p>
      <text:p text:style-name="P196">4.3 Materialien und Werkzeuge</text:p>
      <text:p text:style-name="P197">4.3.1 Software und Hardware</text:p>
      <text:p text:style-name="P198">4.3.2 Datenblätter</text:p>
      <text:p text:style-name="P199">4.3.3 Verdrahtung</text:p>
      <text:p text:style-name="P200">4.3.4 Übung</text:p>
      <text:p text:style-name="P201"/>
      <text:soft-page-break/>
      <text:p text:style-name="P202">4.4 Schaltungsdesign</text:p>
      <text:p text:style-name="P203">4.4.1 Raspberry Pi GPIO-Pinout</text:p>
      <text:p text:style-name="P204">4.4.2 Servomotor</text:p>
      <text:p text:style-name="P205">4.4.3 Schaltplan</text:p>
      <text:p text:style-name="P206">4.4.4 Komponentenauswahl</text:p>
      <text:p text:style-name="P207">4.5 Implementierung</text:p>
      <text:p text:style-name="P208">4.5.1 Hardware-Aufbau</text:p>
      <text:p text:style-name="P209">4.5.2 Software-Setup</text:p>
      <text:p text:style-name="P210">4.5.3 Installation von Bibliotheken</text:p>
      <text:p text:style-name="P211">4.5.4 Funktionen des Servomotors</text:p>
      <text:p text:style-name="P212">4.5.4 Übung</text:p>
      <text:p text:style-name="P213">4.5.6 Darstellung in Matplotlib</text:p>
      <text:p text:style-name="P214">4.5.7 Übung</text:p>
      <text:p text:style-name="P215">4.6 Exprimente und Ergebnisse</text:p>
      <text:p text:style-name="P216">4.6.1 Versuchaaufbau</text:p>
      <text:p text:style-name="P217">4.6.2 Beispiel1</text:p>
      <text:p text:style-name="P218"><text:tab/>4.6.2.1 Übung</text:p>
      <text:p text:style-name="P219">4.6.3 Beispiel2</text:p>
      <text:p text:style-name="P220"><text:tab/>4.6.3.1 Übung</text:p>
      <text:p text:style-name="P221">4.7 Zusätzliche Resourcen</text:p>
      <text:p text:style-name="P222">5.LED Display mit Hilfe des Freenove Projects Kit</text:p>
      <text:p text:style-name="P223">5.1 Einführung</text:p>
      <text:p text:style-name="P224">5.1.1 Projektziel</text:p>
      <text:p text:style-name="P225">5.1.2 Hintergrund</text:p>
      <text:p text:style-name="P226">5.1.3 Relevanz</text:p>
      <text:p text:style-name="P227">5.2 Grundlagen und Theorie</text:p>
      <text:p text:style-name="P228">5.2.1 LED-Matrix</text:p>
      <text:p text:style-name="P229">5.2.2 74HC595 Schieberegister</text:p>
      <text:p text:style-name="P230">5.2.3 Freenove Projects Kit for Raspberry Pi</text:p>
      <text:soft-page-break/>
      <text:p text:style-name="P231">5.3 Materialien uns Software</text:p>
      <text:p text:style-name="P232">5.3.1 Software</text:p>
      <text:p text:style-name="P233">5.3.2 Hardware</text:p>
      <text:p text:style-name="P234">5.3.3 Sensoren/Aktoren, inkl. Datenblätter</text:p>
      <text:p text:style-name="P235">5.3.4 Berechnung des Vorwiderstands</text:p>
      <text:p text:style-name="P236">5.3.5 Pin-Beschaltung</text:p>
      <text:p text:style-name="P237">5.4 Schaltungsdesign</text:p>
      <text:p text:style-name="P238">5.4.1 Schematischer Entwurf</text:p>
      <text:p text:style-name="P239">5.4.2 Hardware-Verbindung</text:p>
      <text:p text:style-name="P240">5.5 Implementierung</text:p>
      <text:p text:style-name="P241">5.5.1 Hardware-Aufbau</text:p>
      <text:p text:style-name="P242">5.5.2 Software-Setup</text:p>
      <text:p text:style-name="P243">5.6 Experimente und Ergebnisse</text:p>
      <text:p text:style-name="P244">5.6.1 Beispiel1</text:p>
      <text:p text:style-name="P245">5.6.1.1 Installation von Bibliotheken</text:p>
      <text:p text:style-name="P246">5.6.1.2 Code</text:p>
      <text:p text:style-name="P247"><text:tab/><text:tab/>5.6.1.3 Aufgabe</text:p>
      <text:p text:style-name="P248"><text:tab/>5.6.2 Beispiel2</text:p>
      <text:p text:style-name="P249">5.6.2.1 Installation von Bibliotheken</text:p>
      <text:p text:style-name="P250">5.6.2.2 Code</text:p>
      <text:p text:style-name="P251"><text:tab/><text:tab/>5.6.2.3 Aufgabe</text:p>
      <text:p text:style-name="P252">5.7 Diskussion und Fazit</text:p>
      <text:p text:style-name="P253">6. BME680 Buzzer LED Projekt</text:p>
      <text:p text:style-name="P254">6.1 Einführung</text:p>
      <text:p text:style-name="P255"><text:tab/>6.1.1 Projektziel</text:p>
      <text:p text:style-name="Standard"><text:span text:style-name="T256"><text:tab/></text:span><text:span text:style-name="T257">6.1.2 Relevanz</text:span></text:p>
      <text:p text:style-name="P258">6.2 Grundlagen und Theorie</text:p>
      <text:p text:style-name="P259">6.2.1 GPIO-Steuerung</text:p>
      <text:p text:style-name="P260">6.2.2 PWM-Signale für Buzzer</text:p>
      <text:soft-page-break/>
      <text:p text:style-name="P261">6.2.3 Arten von PWM</text:p>
      <text:p text:style-name="P262">6.2.4 SOS-Signal</text:p>
      <text:p text:style-name="P263">6.3 Materialien und Werkzeuge</text:p>
      <text:p text:style-name="P264">6.3.1 Hardware und Software</text:p>
      <text:p text:style-name="P265">6.3.2 Übungen 1 und 2</text:p>
      <text:p text:style-name="P266">6.4 Schaltungsdesign</text:p>
      <text:p text:style-name="P267">6.4.1 Raspberry Pi 5 GPIO-Pinout</text:p>
      <text:p text:style-name="P268">6.4.2 zu BME680 Sensor</text:p>
      <text:p text:style-name="P269">6.4.3 Schaltplan</text:p>
      <text:p text:style-name="P270">6.5 Implementierung</text:p>
      <text:p text:style-name="P271">6.5.1 Hardware-Aufbau</text:p>
      <text:p text:style-name="P272">6.5.2 Software-Setup</text:p>
      <text:p text:style-name="P273">6.5.3 Installation von Bibliotheken</text:p>
      <text:p text:style-name="P274">6.5.4 Übungen 1, 2 und 3</text:p>
      <text:p text:style-name="P275">6.6 Exprimente und Ergebnisse</text:p>
      <text:p text:style-name="P276"><text:tab/>6.6.1 Versuchsaufbau</text:p>
      <text:p text:style-name="P277">6.7 Zusätzliche Resourcen</text:p>
      <text:p text:style-name="P278">7. Bewegungssensor Projekt mit Freenove Kit für Raspberry Pi</text:p>
      <text:p text:style-name="P279">7.1 Einführung</text:p>
      <text:p text:style-name="P280">7.1.1 Projektziel</text:p>
      <text:p text:style-name="P281">7.1.2 Hintergrund</text:p>
      <text:p text:style-name="P282">7.1.3 Relevanz</text:p>
      <text:p text:style-name="P283">7.2 Grundlagen und Theorie</text:p>
      <text:p text:style-name="P284">7.2.1 PIR-Sensor HC-SR501</text:p>
      <text:p text:style-name="P285">7.2.2 LED</text:p>
      <text:p text:style-name="P286">7.2.3 Widerstand</text:p>
      <text:p text:style-name="P287">7.2.4 Freenove Projects Kit for Raspbery Pi</text:p>
      <text:p text:style-name="P288">7.3 Materialien und Werkzeuge</text:p>
      <text:p text:style-name="P289">7.3.1 Software</text:p>
      <text:soft-page-break/>
      <text:p text:style-name="P290">7.3.2 Hadware</text:p>
      <text:p text:style-name="P291">7.3.3 Sensoren/Aktoren, inkl. Datenblätter</text:p>
      <text:p text:style-name="P292">7.3.4 Berechnung des Vorwiderstands</text:p>
      <text:p text:style-name="P293">7.3.5 Pin-Beschaltung</text:p>
      <text:p text:style-name="P294">7.4 Schaltungsdesign</text:p>
      <text:p text:style-name="P295"><text:tab/>7.4.1 Schematischer Entwurf</text:p>
      <text:p text:style-name="P296"><text:tab/>7.4.2 Hardware-Verbindung</text:p>
      <text:p text:style-name="P297">7.5 Implementierung</text:p>
      <text:p text:style-name="P298">7.5.1 Hardware-Aufbau</text:p>
      <text:p text:style-name="P299">7.5.2 Software-Setup</text:p>
      <text:p text:style-name="P300">7.6 Exprimente und Ergebnisse (noch nicht komplett)</text:p>
      <text:p text:style-name="P301">7.6.1 Beispeil1</text:p>
      <text:p text:style-name="P302">7.6.1.1 Installation der Bibliotheken</text:p>
      <text:p text:style-name="P303">7.6.1.2 Code</text:p>
      <text:p text:style-name="P304">7.6.1.3 Aufgabe</text:p>
      <text:p text:style-name="P305">7.7 Diskussion und Fazit</text:p>
      <text:p text:style-name="P306"/>
      <text:p text:style-name="P3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2F5496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2F5496"/>
    </style:style>
    <style:style style:name="IntensivesZitat" style:display-name="Intensives Zitat" style:family="paragraph" style:parent-style-name="Standard" style:next-style-name="Standard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2F549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2F5496" fo:letter-spacing="0.0034in"/>
    </style:style>
    <style:style style:name="Fußnotentext" style:display-name="Fußnotentext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FußnotentextZchn" style:display-name="Fußnotentext Zchn" style:family="text" style:parent-style-name="Absatz-Standardschriftart">
      <style:text-properties fo:font-size="10pt" style:font-size-asian="10pt" style:font-size-complex="10pt"/>
    </style:style>
    <style:style style:name="Fußnotenzeichen" style:display-name="Fußnotenzeichen" style:family="text" style:parent-style-name="Absatz-Standardschriftart">
      <style:text-properties style:text-position="super 63.6%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hmadSajad Faiz</meta:initial-creator>
    <dc:creator>AhmadSajad Faiz</dc:creator>
    <meta:creation-date>2024-10-10T10:05:00Z</meta:creation-date>
    <dc:date>2024-10-10T13:14:00Z</dc:date>
    <meta:template xlink:href="Normal.dotm" xlink:type="simple"/>
    <meta:editing-cycles>3</meta:editing-cycles>
    <meta:editing-duration>PT0S</meta:editing-duration>
    <meta:document-statistic meta:page-count="11" meta:paragraph-count="15" meta:word-count="1132" meta:character-count="7570" meta:row-count="53" meta:non-whitespace-character-count="6453"/>
  </office:meta>
</office:document-meta>
</file>